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solid" draw:fill-color="#cfe7f5" draw:textarea-horizontal-align="justify" draw:textarea-vertical-align="top" draw:auto-grow-height="false" fo:min-height="7.747cm" fo:min-width="7.421cm" fo:padding-top="0.165cm" fo:padding-bottom="0.165cm" fo:padding-left="0.29cm" fo:padding-right="0.29cm"/>
    </style:style>
    <style:style style:name="gr2" style:family="graphic" style:parent-style-name="standard">
      <style:graphic-properties draw:textarea-horizontal-align="justify" draw:textarea-vertical-align="middle" draw:auto-grow-height="false" fo:min-height="1.008cm" fo:min-width="3.366cm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2.194cm"/>
    </style:style>
    <style:style style:name="gr4" style:family="graphic" style:parent-style-name="standard">
      <style:graphic-properties svg:stroke-color="#000000" draw:fill-color="#ff0000" draw:opacity="21%" draw:textarea-horizontal-align="justify" draw:textarea-vertical-align="middle" draw:auto-grow-height="false" fo:min-height="0.919cm" fo:min-width="2.19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04cm"/>
    </style:style>
    <style:style style:name="gr7" style:family="graphic" style:parent-style-name="standard">
      <style:graphic-properties draw:textarea-horizontal-align="justify" draw:textarea-vertical-align="middle" draw:auto-grow-height="false" fo:min-height="1.008cm" fo:min-width="3.367cm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fe7f5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0000" draw:opacity="21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01cm" svg:height="8.077cm" svg:x="5.715cm" svg:y="0.305cm">
          <text:p text:style-name="P1"><text:span text:style-name="T1">My Pro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466cm" svg:height="1.778cm" svg:x="0cm" svg:y="1.087cm">
          <text:p text:style-name="P1">Source Files</text:p>
          <text:p text:style-name="P1">.f9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3.81cm" svg:height="1.778cm" svg:x="1.696cm" svg:y="6.426cm">
          <text:p text:style-name="P1">Libraries</text:p>
          <text:p text:style-name="P1">(.so , .a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1.778cm" svg:x="7.982cm" svg:y="9.163cm">
          <text:p text:style-name="P1">Exec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3.81cm" svg:height="1.778cm" svg:x="13.984cm" svg:y="4.953cm">
          <text:p text:style-name="P1">Object </text:p>
          <text:p text:style-name="P1">(.o file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" draw:id="id1" draw:layer="layout" svg:width="3.81cm" svg:height="1.651cm" svg:x="9.183cm" svg:y="1.983cm">
          <text:p text:style-name="P1">Assembly</text:p>
          <text:p text:style-name="P1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11.088cm" svg:y1="3.634cm" svg:x2="15.889cm" svg:y2="4.953cm" draw:start-shape="id1" draw:start-glue-point="8" draw:end-shape="id2" draw:end-glue-point="4" svg:d="M11088 3634v660h4801v659" svg:viewBox="0 0 4802 1320">
          <text:p/>
        </draw:connector>
        <draw:frame draw:style-name="gr6" draw:text-style-name="P5" draw:layer="layout" svg:width="3.58cm" svg:height="0.954cm" svg:x="10.236cm" svg:y="4.113cm">
          <draw:text-box>
            <text:p>Assembler</text:p>
          </draw:text-box>
        </draw:frame>
        <draw:frame draw:style-name="gr6" draw:text-style-name="P5" draw:layer="layout" svg:width="3.302cm" svg:height="0.954cm" svg:x="8.689cm" svg:y="6.366cm">
          <draw:text-box>
            <text:p>Linking</text:p>
          </draw:text-box>
        </draw:frame>
        <draw:frame draw:style-name="gr6" draw:text-style-name="P6" draw:layer="layout" svg:width="3.175cm" svg:height="0.954cm" svg:x="5.996cm" svg:y="2.375cm">
          <draw:text-box>
            <text:p text:style-name="P1">Compiler</text:p>
          </draw:text-box>
        </draw:frame>
        <draw:line draw:style-name="gr5" draw:text-style-name="P4" draw:layer="layout" svg:x1="9.945cm" svg:y1="7.347cm" svg:x2="9.945cm" svg:y2="9.144cm">
          <text:p/>
        </draw:line>
        <draw:custom-shape draw:style-name="gr7" draw:text-style-name="P1" xml:id="id3" draw:id="id3" draw:layer="layout" svg:width="5.467cm" svg:height="1.778cm" svg:x="0cm" svg:y="3.088cm">
          <text:p text:style-name="P1">Module files</text:p>
          <text:p text:style-name="P1">(.mod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.467cm" svg:y1="3.977cm" svg:x2="9.741cm" svg:y2="3.393cm" draw:start-shape="id3" draw:end-shape="id1" draw:end-glue-point="7" svg:d="M5467 3977l4274-584" svg:viewBox="0 0 4275 585">
          <text:p/>
        </draw:connector>
        <draw:connector draw:style-name="gr5" draw:text-style-name="P4" draw:layer="layout" draw:type="line" svg:x1="5.466cm" svg:y1="1.976cm" svg:x2="9.741cm" svg:y2="2.224cm" draw:start-shape="id4" draw:start-glue-point="10" draw:end-shape="id1" draw:end-glue-point="5" svg:d="M5466 1976l4275 248" svg:viewBox="0 0 4276 249">
          <text:p/>
        </draw:connector>
        <draw:connector draw:style-name="gr8" draw:text-style-name="P1" draw:layer="layout" svg:x1="5.506cm" svg:y1="7.315cm" svg:x2="15.889cm" svg:y2="6.731cm" draw:start-shape="id5" draw:start-glue-point="10" draw:end-shape="id2" draw:end-glue-point="8" svg:d="M5506 7315h10383v-584" svg:viewBox="0 0 10384 5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1.37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s perez</meta:initial-creator>
    <meta:creation-date>2017-06-25T17:05:55.005808619</meta:creation-date>
    <dc:date>2018-02-27T17:34:47.521024910</dc:date>
    <dc:creator>andres perez</dc:creator>
    <meta:editing-duration>P1DT22H34M21S</meta:editing-duration>
    <meta:editing-cycles>24</meta:editing-cycles>
    <meta:generator>LibreOffice/5.4.0.3$Linux_X86_64 LibreOffice_project/7556cbc6811c9d992f4064ab9287069087d7f62c</meta:generator>
    <meta:document-statistic meta:object-count="15"/>
  </office:meta>
</office:document-meta>
</file>